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eptionToResourceMapping.addMapping( Class &lt; ? extends Throwable &gt; clazz , int ms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ceptionToResourceMapping.ExceptionToResource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ToResourceMapping.mapThrowableFlat( Throwable throwabl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xceptionToResourceMapping.mapThrowable( final Throwable throwab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